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able_20_Contents">
      <style:text-properties officeooo:rsid="0020edc4" officeooo:paragraph-rsid="0020edc4"/>
    </style:style>
    <style:style style:name="P8" style:family="paragraph" style:parent-style-name="Table_20_Contents">
      <style:text-properties officeooo:rsid="00256d53" officeooo:paragraph-rsid="00256d53"/>
    </style:style>
    <style:style style:name="P9" style:family="paragraph" style:parent-style-name="Table_20_Contents">
      <style:text-properties officeooo:rsid="00221f45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able_20_Contents">
      <style:paragraph-properties fo:margin-left="1.251cm" fo:margin-right="0cm" fo:text-indent="0cm" style:auto-text-indent="false"/>
    </style:style>
    <style:style style:name="P12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80486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Table_20_Contents" style:list-style-name="L1">
      <style:text-properties officeooo:rsid="001efd2f" officeooo:paragraph-rsid="001efd2f"/>
    </style:style>
    <style:style style:name="P15" style:family="paragraph" style:parent-style-name="Table_20_Contents" style:list-style-name="L1">
      <style:text-properties officeooo:rsid="002965ab" officeooo:paragraph-rsid="002965ab"/>
    </style:style>
    <style:style style:name="P16" style:family="paragraph" style:parent-style-name="Table_20_Contents" style:list-style-name="L1">
      <style:text-properties officeooo:rsid="001fb3ab" officeooo:paragraph-rsid="001fb3ab"/>
    </style:style>
    <style:style style:name="P17" style:family="paragraph" style:parent-style-name="Table_20_Contents" style:list-style-name="L1">
      <style:text-properties officeooo:rsid="00280486" officeooo:paragraph-rsid="00280486"/>
    </style:style>
    <style:style style:name="P18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P19" style:family="paragraph" style:parent-style-name="Standard" style:list-style-name="L3">
      <style:text-properties officeooo:paragraph-rsid="001efd2f"/>
    </style:style>
    <style:style style:name="P20" style:family="paragraph" style:parent-style-name="Standard" style:list-style-name="L3">
      <style:text-properties officeooo:rsid="001efd2f" officeooo:paragraph-rsid="001efd2f"/>
    </style:style>
    <style:style style:name="P2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99772" officeooo:paragraph-rsid="00299772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23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27b15"/>
    </style:style>
    <style:style style:name="T7" style:family="text">
      <style:text-properties officeooo:rsid="002375d9"/>
    </style:style>
    <style:style style:name="T8" style:family="text">
      <style:text-properties officeooo:rsid="00280486"/>
    </style:style>
    <style:style style:name="T9" style:family="text">
      <style:text-properties officeooo:rsid="00273eb5"/>
    </style:style>
    <style:style style:name="T10" style:family="text">
      <style:text-properties officeooo:rsid="00264382"/>
    </style:style>
    <style:style style:name="T11" style:family="text">
      <style:text-properties officeooo:rsid="00299772"/>
    </style:style>
    <style:style style:name="T12" style:family="text">
      <style:text-properties officeooo:rsid="002b15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iscritto da personale </text:span><text:span text:style-name="T12">forma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ersonale <text:span text:style-name="T12">formazion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4">personale docente dell'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<text:span text:style-name="T12">1. </text:span><text:span text:style-name="T4">L'utente</text:span><text:span text:style-name="T1"> a</text:span>ccede alla sezione per la <text:span text:style-name="T2">ricerca avanzata </text:span><text:span text:style-name="T5">degli iscritti.</text:span></text:p>
            <text:p text:style-name="P9"/>
            <text:p text:style-name="P12"><text:span text:style-name="T9">2. </text:span><text:span text:style-name="T10">Il sistema visualizza la sezione per la ricerca avanzata.</text:span></text:p>
            <text:p text:style-name="P6"/>
            <text:p text:style-name="P4"><text:span text:style-name="T8">3</text:span>. <text:s/><text:span text:style-name="T4">L'utente</text:span><text:span text:style-name="T1"> <text:s/>i</text:span>nserisce, <text:span text:style-name="T2">anche parzialmente, un valore in uno o più dei campi del modulo:</text:span></text:p>
            <text:list xml:id="list39461412" text:style-name="L1">
              <text:list-item>
                <text:p text:style-name="P14">Nome </text:p>
              </text:list-item>
              <text:list-item>
                <text:p text:style-name="P14">Cognome </text:p>
              </text:list-item>
              <text:list-item>
                <text:p text:style-name="P15">Codice fiscale</text:p>
              </text:list-item>
              <text:list-item>
                <text:p text:style-name="P15">Data di nascita</text:p>
              </text:list-item>
              <text:list-item>
                <text:p text:style-name="P15">Comune di nascita</text:p>
              </text:list-item>
              <text:list-item>
                <text:p text:style-name="P16">Nome genitore</text:p>
              </text:list-item>
              <text:list-item>
                <text:p text:style-name="P16">Cognome genitore</text:p>
              </text:list-item>
              <text:list-item>
                <text:p text:style-name="P17">Domicilio</text:p>
              </text:list-item>
              <text:list-item>
                <text:p text:style-name="P17">Residenza</text:p>
              </text:list-item>
              <text:list-item>
                <text:p text:style-name="P16">e/o selezionare la categoria di appartenenza del genitore dalla lista:</text:p>
              </text:list-item>
              <text:list-item>
                <text:p text:style-name="P22">Personale docente e ricercatore</text:p>
              </text:list-item>
            </text:list>
            <text:list xml:id="list39470065" text:style-name="L2">
              <text:list-item>
                <text:p text:style-name="P23">Personale tecnico-amministrativo di ruolo</text:p>
              </text:list-item>
              <text:list-item>
                <text:p text:style-name="P23">Titolar<text:span text:style-name="T3">e</text:span> di assegno di ricerca</text:p>
              </text:list-item>
              <text:list-item>
                <text:p text:style-name="P23">Titolar<text:span text:style-name="T3">e</text:span> di contratto a tempo determinato</text:p>
              </text:list-item>
              <text:list-item>
                <text:p text:style-name="P23">Dottorand<text:span text:style-name="T3">o</text:span></text:p>
              </text:list-item>
              <text:list-item>
                <text:p text:style-name="P23">Titolar<text:span text:style-name="T3">e </text:span>di borsa di studio post Laurea o Post doc</text:p>
              </text:list-item>
            </text:list>
            <text:list xml:id="list39531769" text:continue-list="list39461412" text:style-name="L1">
              <text:list-header>
                <text:p text:style-name="P18"/>
              </text:list-header>
            </text:list>
            <text:p text:style-name="P5"><text:span text:style-name="T8">4</text:span><text:span text:style-name="T3">. </text:span><text:span text:style-name="T5">L'utente</text:span><text:span text:style-name="T1"> s</text:span>ottomette al sistema il valore inserito.</text:p>
            <text:p text:style-name="P4"/>
            <text:p text:style-name="P11"><text:span text:style-name="T8">5</text:span>. <text:s/>Il sistema mostra i risultati della ricerca.</text:p>
            <text:p text:style-name="P11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11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9468465" text:style-name="L3">
              <text:list-item>
                <text:p text:style-name="P19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20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ricercare un <text:span text:style-name="T5">iscritto </text:span><text:span text:style-name="T6">all'asilo</text:span> in meno di <text:span text:style-name="T2">10</text:span> secondi.</text:p>
          </table:table-cell>
        </table:table-row>
      </table:table>
      <text:p text:style-name="P13"/>
      <text:p text:style-name="P21">UC_A_36 Ricerca avanzata da parte del personale dell'asilo per vedere i dati degli iscritti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4</meta:editing-cycles>
    <meta:generator>LibreOffice/3.6$Windows_x86 LibreOffice_project/da8c1e6-fd468f4-454e206-f42a4a9-143cfd</meta:generator>
    <dc:date>2012-10-23T19:38:56.26</dc:date>
    <meta:document-statistic meta:table-count="1" meta:image-count="0" meta:object-count="0" meta:page-count="1" meta:paragraph-count="38" meta:word-count="239" meta:character-count="1501" meta:non-whitespace-character-count="1311"/>
  </office:meta>
</office:document-meta>
</file>